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1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4pt"/>
    </style:style>
    <style:style style:name="co13" style:family="table-column">
      <style:table-column-properties fo:break-before="auto" style:column-width="25.46pt"/>
    </style:style>
    <style:style style:name="co14" style:family="table-column">
      <style:table-column-properties fo:break-before="auto" style:column-width="192.19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58.51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53.26pt"/>
    </style:style>
    <style:style style:name="co20" style:family="table-column">
      <style:table-column-properties fo:break-before="auto" style:column-width="41.41pt"/>
    </style:style>
    <style:style style:name="co21" style:family="table-column">
      <style:table-column-properties fo:break-before="auto" style:column-width="34.89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4.55pt"/>
    </style:style>
    <style:style style:name="co35" style:family="table-column">
      <style:table-column-properties fo:break-before="auto" style:column-width="95.84pt"/>
    </style:style>
    <style:style style:name="co36" style:family="table-column">
      <style:table-column-properties fo:break-before="auto" style:column-width="19.5pt"/>
    </style:style>
    <style:style style:name="co37" style:family="table-column">
      <style:table-column-properties fo:break-before="auto" style:column-width="25.99pt"/>
    </style:style>
    <style:style style:name="co38" style:family="table-column">
      <style:table-column-properties fo:break-before="auto" style:column-width="28.4pt"/>
    </style:style>
    <style:style style:name="co39" style:family="table-column">
      <style:table-column-properties fo:break-before="auto" style:column-width="99.89pt"/>
    </style:style>
    <style:style style:name="co40" style:family="table-column">
      <style:table-column-properties fo:break-before="auto" style:column-width="42.24pt"/>
    </style:style>
    <style:style style:name="co41" style:family="table-column">
      <style:table-column-properties fo:break-before="auto" style:column-width="26.79pt"/>
    </style:style>
    <style:style style:name="co42" style:family="table-column">
      <style:table-column-properties fo:break-before="auto" style:column-width="40.59pt"/>
    </style:style>
    <style:style style:name="co43" style:family="table-column">
      <style:table-column-properties fo:break-before="auto" style:column-width="46.29pt"/>
    </style:style>
    <style:style style:name="co44" style:family="table-column">
      <style:table-column-properties fo:break-before="auto" style:column-width="69pt"/>
    </style:style>
    <style:style style:name="co45" style:family="table-column">
      <style:table-column-properties fo:break-before="auto" style:column-width="54.4pt"/>
    </style:style>
    <style:style style:name="co46" style:family="table-column">
      <style:table-column-properties fo:break-before="auto" style:column-width="55.25pt"/>
    </style:style>
    <style:style style:name="co47" style:family="table-column">
      <style:table-column-properties fo:break-before="auto" style:column-width="92.61pt"/>
    </style:style>
    <style:style style:name="co48" style:family="table-column">
      <style:table-column-properties fo:break-before="auto" style:column-width="39pt"/>
    </style:style>
    <style:style style:name="co49" style:family="table-column">
      <style:table-column-properties fo:break-before="auto" style:column-width="13.8pt"/>
    </style:style>
    <style:style style:name="co50" style:family="table-column">
      <style:table-column-properties fo:break-before="auto" style:column-width="63.35pt"/>
    </style:style>
    <style:style style:name="co51" style:family="table-column">
      <style:table-column-properties fo:break-before="auto" style:column-width="131.61pt"/>
    </style:style>
    <style:style style:name="co52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3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9" style:family="table-cell" style:parent-style-name="Default">
      <style:table-cell-properties fo:background-color="#81ff7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18" style:family="table-cell" style:parent-style-name="Default">
      <style:table-cell-properties fo:background-color="#8fde8d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8fde8d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none" fo:background-color="#eeeeee" style:text-align-source="fix" style:repeat-content="false" fo:border-left="none" fo:padding-bottom="0pt" fo:padding-left="3pt" fo:padding-right="0pt" fo:padding-top="0pt" fo:border-right="none" fo:border-top="0.99pt dashed #000000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24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246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257" style:family="table-cell" style:parent-style-name="Default">
      <style:table-cell-properties fo:background-color="#8fde8d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261" style:family="table-cell" style:parent-style-name="Default">
      <style:table-cell-properties fo:border-bottom="none" fo:background-color="#eeeeee" fo:wrap-option="wrap" fo:border-left="none" fo:padding-bottom="0.99pt" fo:padding-left="3pt" fo:padding-right="3pt" fo:padding-top="0.99pt" fo:border-right="none" fo:border-top="0.99pt dashed #000000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9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1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2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4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0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e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7c7c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6600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b5e9b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660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215b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3" style:family="text">
      <style:text-properties fo:color="#cc0000"/>
    </style:style>
    <style:style style:name="T14" style:family="text">
      <style:text-properties fo:color="#55215b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8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4" table:default-cell-style-name="ce1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2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Chunk nam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M..</text:p>
          </table:table-cell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173" office:value-type="string" calcext:value-type="string">
            <text:p>..AP..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.S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09" office:value-type="string" calcext:value-type="string">
            <text:p>chunks_schema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<text:span text:style-name="T1">Total chunks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7]=&quot;x&quot;;IF([.E8]=&quot;x&quot;;&quot;-&quot;;0);[.C7]+[.D7])" office:value-type="float" office:value="12" calcext:value-type="float">
            <text:p>12</text:p>
          </table:table-cell>
          <table:table-cell table:style-name="ce51" office:value-type="float" office:value="6000" calcext:value-type="float">
            <text:p>60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10"/>
          <table:table-cell table:style-name="ce183"/>
          <table:table-cell table:style-name="ce192" office:value-type="string" calcext:value-type="string">
            <text:p>300 * 20-byte</text:p>
          </table:table-cell>
          <table:table-cell table:style-name="ce201" office:value-type="string" calcext:value-type="string">
            <text:p>Chunks data layou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8]=&quot;x&quot;;IF([.E9]=&quot;x&quot;;&quot;-&quot;;0);[.C8]+[.D8])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Ima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9]=&quot;x&quot;;IF([.E10]=&quot;x&quot;;&quot;-&quot;;0);[.C9]+[.D9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<text:span text:style-name="T1">Ed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0]=&quot;x&quot;;IF([.E11]=&quot;x&quot;;&quot;-&quot;;0);[.C10]+[.D10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1]=&quot;x&quot;;IF([.E12]=&quot;x&quot;;&quot;-&quot;;0);[.C11]+[.D11])" office:value-type="string" office:string-value="-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Terrai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2]=&quot;x&quot;;IF([.E13]=&quot;x&quot;;&quot;-&quot;;0);[.C12]+[.D12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3]=&quot;x&quot;;IF([.E14]=&quot;x&quot;;&quot;-&quot;;0);[.C13]+[.D13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]=&quot;x&quot;;IF([.E15]=&quot;x&quot;;&quot;-&quot;;0);[.C14]+[.D14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Bitfields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]=&quot;x&quot;;IF([.E16]=&quot;x&quot;;&quot;-&quot;;0);[.C15]+[.D15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table:formula="of:=IF([.E16]=&quot;x&quot;;IF([.E17]=&quot;x&quot;;&quot;-&quot;;0);[.C16]+[.D16])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77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7]=&quot;x&quot;;IF([.E18]=&quot;x&quot;;&quot;-&quot;;0);[.C17]+[.D17])" office:value-type="float" office:value="51984" calcext:value-type="float">
            <text:p>51984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8]=&quot;x&quot;;IF([.E19]=&quot;x&quot;;&quot;-&quot;;0);[.C18]+[.D18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Elevatio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9]=&quot;x&quot;;IF([.E20]=&quot;x&quot;;&quot;-&quot;;0);[.C19]+[.D19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0]=&quot;x&quot;;IF([.E21]=&quot;x&quot;;&quot;-&quot;;0);[.C20]+[.D20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1]=&quot;x&quot;;IF([.E22]=&quot;x&quot;;&quot;-&quot;;0);[.C21]+[.D21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2]=&quot;x&quot;;IF([.E23]=&quot;x&quot;;&quot;-&quot;;0);[.C22]+[.D22])" office:value-type="string" office:string-value="-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3]=&quot;x&quot;;IF([.E24]=&quot;x&quot;;&quot;-&quot;;0);[.C23]+[.D23])" office:value-type="string" office:string-value="-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 office:value-type="string" calcext:value-type="string">
            <text:p>1000 * 2-byte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4]=&quot;x&quot;;IF([.E25]=&quot;x&quot;;&quot;-&quot;;0);[.C24]+[.D24])" office:value-type="string" office:string-value="-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 office:value-type="string" calcext:value-type="string">
            <text:p>500,000 bytes</text:p>
          </table:table-cell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5]=&quot;x&quot;;IF([.E26]=&quot;x&quot;;&quot;-&quot;;0);[.C25]+[.D25])" office:value-type="string" office:string-value="-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 office:value-type="string" calcext:value-type="string">
            <text:p>50 * 114-byte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table:formula="of:=IF([.E26]=&quot;x&quot;;IF([.E27]=&quot;x&quot;;&quot;-&quot;;0);[.C26]+[.D2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formations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used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7]=&quot;x&quot;;IF([.E28]=&quot;x&quot;;&quot;-&quot;;0);[.C27]+[.D2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formation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8]=&quot;x&quot;;IF([.E29]=&quot;x&quot;;&quot;-&quot;;0);[.C28]+[.D2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9]=&quot;x&quot;;IF([.E30]=&quot;x&quot;;&quot;-&quot;;0);[.C29]+[.D29])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 office:value-type="string" calcext:value-type="string">
            <text:p>2 * 18904-byte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table:formula="of:=IF([.E30]=&quot;x&quot;;IF([.E31]=&quot;x&quot;;&quot;-&quot;;0);[.C30]+[.D30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data_extra</text:p>
          </table:table-cell>
          <table:table-cell table:style-name="ce180"/>
          <table:table-cell table:style-name="ce189" office:value-type="string" calcext:value-type="string">
            <text:p>2 * 2-byte</text:p>
          </table:table-cell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1]=&quot;x&quot;;IF([.E32]=&quot;x&quot;;&quot;-&quot;;0);[.C31]+[.D31])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2]=&quot;x&quot;;IF([.E33]=&quot;x&quot;;&quot;-&quot;;0);[.C32]+[.D32])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3]=&quot;x&quot;;IF([.E34]=&quot;x&quot;;&quot;-&quot;;0);[.C33]+[.D33])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table:formula="of:=IF([.E34]=&quot;x&quot;;IF([.E35]=&quot;x&quot;;&quot;-&quot;;0);[.C34]+[.D34])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table:formula="of:=IF([.E35]=&quot;x&quot;;IF([.E36]=&quot;x&quot;;&quot;-&quot;;0);[.C35]+[.D35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6]=&quot;x&quot;;IF([.E37]=&quot;x&quot;;&quot;-&quot;;0);[.C36]+[.D36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7]=&quot;x&quot;;IF([.E38]=&quot;x&quot;;&quot;-&quot;;0);[.C37]+[.D37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8]=&quot;x&quot;;IF([.E39]=&quot;x&quot;;&quot;-&quot;;0);[.C38]+[.D38])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9]=&quot;x&quot;;IF([.E40]=&quot;x&quot;;&quot;-&quot;;0);[.C39]+[.D39])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0]=&quot;x&quot;;IF([.E41]=&quot;x&quot;;&quot;-&quot;;0);[.C40]+[.D40])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1]=&quot;x&quot;;IF([.E42]=&quot;x&quot;;&quot;-&quot;;0);[.C41]+[.D41])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42]=&quot;x&quot;;IF([.E43]=&quot;x&quot;;&quot;-&quot;;0);[.C42]+[.D42])" office:value-type="float" office:value="28" calcext:value-type="float">
            <text:p>2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<text:span text:style-name="T1">??? </text:span><text:span text:style-name="T5">&lt;28648 : 24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3]=&quot;x&quot;;IF([.E44]=&quot;x&quot;;&quot;-&quot;;0);[.C43]+[.D43])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4]=&quot;x&quot;;IF([.E45]=&quot;x&quot;;&quot;-&quot;;0);[.C44]+[.D44])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5]=&quot;x&quot;;IF([.E46]=&quot;x&quot;;&quot;-&quot;;0);[.C45]+[.D45])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6]=&quot;x&quot;;IF([.E47]=&quot;x&quot;;&quot;-&quot;;0);[.C46]+[.D46])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47]=&quot;x&quot;;IF([.E48]=&quot;x&quot;;&quot;-&quot;;0);[.C47]+[.D47]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48]=&quot;x&quot;;IF([.E49]=&quot;x&quot;;&quot;-&quot;;0);[.C48]+[.D48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x</text:span><text:span text:style-name="T6"> </text:span><text:span text:style-name="T7">&lt;28284 : 8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49]=&quot;x&quot;;IF([.E50]=&quot;x&quot;;&quot;-&quot;;0);[.C49]+[.D49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y</text:span><text:span text:style-name="T7"> &lt;28284 : 80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50]=&quot;x&quot;;IF([.E51]=&quot;x&quot;;&quot;-&quot;;0);[.C50]+[.D50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1]=&quot;x&quot;;IF([.E52]=&quot;x&quot;;&quot;-&quot;;0);[.C51]+[.D51])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6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 office:value-type="string" calcext:value-type="string">
            <text:p>61 * 106-byte</text:p>
          </table:table-cell>
          <table:table-cell table:style-name="ce201" office:value-type="string" calcext:value-type="string">
            <text:p>Empire cities structs (for game log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table:style-name="ce24" table:formula="of:=IF([.E52]=&quot;x&quot;;IF([.E53]=&quot;x&quot;;&quot;-&quot;;0);[.C52]+[.D52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 office:value-type="string" calcext:value-type="string">
            <text:p>building_count_industry</text:p>
          </table:table-cell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??? 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3]=&quot;x&quot;;IF([.E54]=&quot;x&quot;;&quot;-&quot;;0);[.C53]+[.D53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<text:span text:style-name="T1">??? </text:span><text:span text:style-name="T8">&lt;28646 : 1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4]=&quot;x&quot;;IF([.E55]=&quot;x&quot;;&quot;-&quot;;0);[.C54]+[.D54])" office:value-type="float" office:value="288" calcext:value-type="float">
            <text:p>288</text:p>
          </table:table-cell>
          <table:table-cell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 office:value-type="string" calcext:value-type="string">
            <text:p>36 * 8-byte</text:p>
          </table:table-cell>
          <table:table-cell table:style-name="ce201" office:value-type="string" calcext:value-type="string">
            <text:p><text:span text:style-name="T1">Trade prices </text:span><text:span text:style-name="T4">(*at the end of the file in MAP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5]=&quot;x&quot;;IF([.E56]=&quot;x&quot;;&quot;-&quot;;0);[.C55]+[.D55])"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</text:p>
          </table:table-cell>
          <table:table-cell/>
          <table:table-cell office:value-type="string" calcext:value-type="string">
            <text:p>21 * 4-byte</text:p>
          </table:table-cell>
          <table:table-cell office:value-type="string" calcext:value-type="string">
            <text:p><text:span text:style-name="T1">Figure names </text:span><text:span text:style-name="T9">&lt;51016 : 8-8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56]=&quot;x&quot;;IF([.E57]=&quot;x&quot;;&quot;-&quot;;0);[.C56]+[.D56])" office:value-type="float" office:value="660" calcext:value-type="float">
            <text:p>660</text:p>
          </table:table-cell>
          <table:table-cell table:style-name="ce21" office:value-type="float" office:value="1592" calcext:value-type="float">
            <text:p>1592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9" office:value-type="string" calcext:value-type="string">
            <text:p>scenario_info</text:p>
          </table:table-cell>
          <table:table-cell table:style-name="ce180"/>
          <table:table-cell table:style-name="ce189"/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-group table:display="false"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60" calcext:value-type="float">
              <text:p>6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Starting year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2" calcext:value-type="float">
              <text:p>662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/>
            <table:table-cell table:style-name="ce24" office:value-type="float" office:value="664" calcext:value-type="float">
              <text:p>664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y</text:p>
            </table:table-cell>
            <table:table-cell/>
            <table:table-cell office:value-type="string" calcext:value-type="string">
              <text:p>i16</text:p>
            </table:table-cell>
            <table:table-cell/>
            <table:table-cell office:value-type="string" calcext:value-type="string">
              <text:p>Empir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6" calcext:value-type="float">
              <text:p>666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32</text:p>
            </table:table-cell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70" calcext:value-type="float">
              <text:p>670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 office:value-type="string" calcext:value-type="string">
              <text:p>5 * 2-byte</text:p>
            </table:table-cell>
            <table:table-cell table:style-name="ce201" office:value-type="string" calcext:value-type="string">
              <text:p>Gods status (unknown, local deity, patron go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80" calcext:value-type="float">
              <text:p>680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5 * 2-byte</text:p>
            </table:table-cell>
            <table:table-cell table:style-name="ce45" office:value-type="string" calcext:value-type="string">
              <text:p>??? (something god relat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0" calcext:value-type="float">
              <text:p>690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2" calcext:value-type="float">
              <text:p>69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itial funds (not adjusted by difficulty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6" calcext:value-type="float">
              <text:p>69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Enemy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8" calcext:value-type="float">
              <text:p>698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4" calcext:value-type="float">
              <text:p>7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widt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8" calcext:value-type="float">
              <text:p>7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heigh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2" calcext:value-type="float">
              <text:p>7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grid star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6" calcext:value-type="float">
              <text:p>7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border siz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20" calcext:value-type="float">
              <text:p>720</text:p>
            </table:table-cell>
            <table:table-cell table:style-name="ce51" office:value-type="float" office:value="64" calcext:value-type="float">
              <text:p>6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64]</text:p>
            </table:table-cell>
            <table:table-cell table:style-name="ce192"/>
            <table:table-cell table:style-name="ce201" office:value-type="string" calcext:value-type="string">
              <text:p>Scenario subtitl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84" calcext:value-type="float">
              <text:p>784</text:p>
            </table:table-cell>
            <table:table-cell table:style-name="ce51" office:value-type="float" office:value="522" calcext:value-type="float">
              <text:p>52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522]</text:p>
            </table:table-cell>
            <table:table-cell table:style-name="ce192"/>
            <table:table-cell table:style-name="ce201" office:value-type="string" calcext:value-type="string">
              <text:p>Brief description of scenario (unus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6" calcext:value-type="float">
              <text:p>130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mage ID (scenario thumbnail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8" calcext:value-type="float">
              <text:p>130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Open pla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10" calcext:value-type="float">
              <text:p>131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nitial player rank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312" calcext:value-type="float">
              <text:p>1312</text:p>
            </table:table-cell>
            <table:table-cell table:style-name="ce53" office:value-type="float" office:value="8" calcext:value-type="float">
              <text:p>8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<text:span text:style-name="T1">4 * </text:span>2-byte</text:p>
            </table:table-cell>
            <table:table-cell table:style-name="ce257" office:value-type="string" calcext:value-type="string">
              <text:p>Herd points (predator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320" calcext:value-type="float">
              <text:p>1320</text:p>
            </table:table-cell>
            <table:table-cell table:style-name="ce53" office:value-type="float" office:value="8" calcext:value-type="float">
              <text:p>8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<text:span text:style-name="T1">4 * </text:span>2-byte</text:p>
            </table:table-cell>
            <table:table-cell table:style-name="ce257" office:value-type="string" calcext:value-type="string">
              <text:p>Herd points (predator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328" calcext:value-type="float">
              <text:p>1328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8 * 2-byte</text:p>
            </table:table-cell>
            <table:table-cell table:style-name="ce257" office:value-type="string" calcext:value-type="string">
              <text:p>Fishing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344" calcext:value-type="float">
              <text:p>1344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8 * 2-byte</text:p>
            </table:table-cell>
            <table:table-cell table:style-name="ce257" office:value-type="string" calcext:value-type="string">
              <text:p>Fishing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60" calcext:value-type="float">
              <text:p>13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Alternate animal (predator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362" calcext:value-type="float">
              <text:p>1362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404" calcext:value-type="float">
              <text:p>1404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9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8 * 2-byte</text:p>
            </table:table-cell>
            <table:table-cell table:style-name="ce257" office:value-type="string" calcext:value-type="string">
              <text:p>Invasion points (land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420" calcext:value-type="float">
              <text:p>1420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9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8 * 2-byte</text:p>
            </table:table-cell>
            <table:table-cell table:style-name="ce257" office:value-type="string" calcext:value-type="string">
              <text:p>Invasion points (sea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436" calcext:value-type="float">
              <text:p>1436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9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8 * 2-byte</text:p>
            </table:table-cell>
            <table:table-cell table:style-name="ce257" office:value-type="string" calcext:value-type="string">
              <text:p>Invasion points (land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452" calcext:value-type="float">
              <text:p>1452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9"/>
            <table:table-cell table:style-name="ce236" office:value-type="string" calcext:value-type="string">
              <text:p>i16</text:p>
            </table:table-cell>
            <table:table-cell table:style-name="ce246" office:value-type="string" calcext:value-type="string">
              <text:p>8 * 2-byte</text:p>
            </table:table-cell>
            <table:table-cell table:style-name="ce257" office:value-type="string" calcext:value-type="string">
              <text:p>Invasion points (sea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468" calcext:value-type="float">
              <text:p>1468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18 * 2-byte</text:p>
            </table:table-cell>
            <table:table-cell table:style-name="ce45" office:value-type="string" calcext:value-type="string">
              <text:p>??? (01 0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4" calcext:value-type="float">
              <text:p>15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rosperity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8" calcext:value-type="float">
              <text:p>15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Culture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2" calcext:value-type="float">
              <text:p>15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onument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6" calcext:value-type="float">
              <text:p>15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Kingdom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0" calcext:value-type="float">
              <text:p>15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4" calcext:value-type="float">
              <text:p>15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8" calcext:value-type="float">
              <text:p>1528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Prosperity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9" calcext:value-type="float">
              <text:p>1529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ulture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0" calcext:value-type="float">
              <text:p>1530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Monument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1" calcext:value-type="float">
              <text:p>1531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Kingdom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2" calcext:value-type="float">
              <text:p>1532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1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3" calcext:value-type="float">
              <text:p>1533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2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34" calcext:value-type="float">
              <text:p>1534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<text:span text:style-name="T1">??? </text:span>(unused additional win condition space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0" calcext:value-type="float">
              <text:p>154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4" calcext:value-type="float">
              <text:p>15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8" calcext:value-type="float">
              <text:p>15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2" calcext:value-type="float">
              <text:p>155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6" calcext:value-type="float">
              <text:p>155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60" calcext:value-type="float">
              <text:p>156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564" calcext:value-type="float">
              <text:p>1564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Earthquake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566" calcext:value-type="float">
              <text:p>1566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Earthquake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568" calcext:value-type="float">
              <text:p>1568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City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570" calcext:value-type="float">
              <text:p>1570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City entry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572" calcext:value-type="float">
              <text:p>1572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City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574" calcext:value-type="float">
              <text:p>1574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City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76" calcext:value-type="float">
              <text:p>1576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14 * 2-byte</text:p>
            </table:table-cell>
            <table:table-cell table:style-name="ce45" office:value-type="string" calcext:value-type="string">
              <text:p>??? (coord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04" calcext:value-type="float">
              <text:p>1604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2 * 2-byte</text:p>
            </table:table-cell>
            <table:table-cell table:style-name="ce45" office:value-type="string" calcext:value-type="string">
              <text:p>??? (coords?) (58, 64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608" calcext:value-type="float">
              <text:p>1608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River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610" calcext:value-type="float">
              <text:p>1610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<text:span text:style-name="T1">River entry</text:span>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612" calcext:value-type="float">
              <text:p>1612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River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614" calcext:value-type="float">
              <text:p>1614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16</text:p>
            </table:table-cell>
            <table:table-cell table:style-name="ce246"/>
            <table:table-cell table:style-name="ce257" office:value-type="string" calcext:value-type="string">
              <text:p>River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16" calcext:value-type="float">
              <text:p>16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Debt bailout money (“Pharaoh Gift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0" calcext:value-type="float">
              <text:p>16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2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4" calcext:value-type="float">
              <text:p>16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50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8" calcext:value-type="float">
              <text:p>162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7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32" calcext:value-type="float">
              <text:p>1632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3 * 4-byte</text:p>
            </table:table-cell>
            <table:table-cell table:style-name="ce45" office:value-type="string" calcext:value-type="string">
              <text:p>??? (usually go n, n+2, n+1497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44" calcext:value-type="float">
              <text:p>1644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limat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5" calcext:value-type="float">
              <text:p>1645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6" calcext:value-type="float">
              <text:p>1646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7" calcext:value-type="float">
              <text:p>1647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8" calcext:value-type="float">
              <text:p>1648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6" calcext:value-type="float">
              <text:p>1656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Monuments set (“Era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7" calcext:value-type="float">
              <text:p>1657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Player faction (Egypt / enemy of Egypt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8" calcext:value-type="float">
              <text:p>1658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 or -3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9" calcext:value-type="float">
              <text:p>1659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660" calcext:value-type="float">
              <text:p>1660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9"/>
            <table:table-cell table:style-name="ce236" office:value-type="string" calcext:value-type="string">
              <text:p>i32</text:p>
            </table:table-cell>
            <table:table-cell table:style-name="ce246" office:value-type="string" calcext:value-type="string">
              <text:p>16 * 4-byte</text:p>
            </table:table-cell>
            <table:table-cell table:style-name="ce257" office:value-type="string" calcext:value-type="string">
              <text:p>Herd points (prey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676" calcext:value-type="float">
              <text:p>1676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9"/>
            <table:table-cell table:style-name="ce236" office:value-type="string" calcext:value-type="string">
              <text:p>i32</text:p>
            </table:table-cell>
            <table:table-cell table:style-name="ce246" office:value-type="string" calcext:value-type="string">
              <text:p>16 * 4-byte</text:p>
            </table:table-cell>
            <table:table-cell table:style-name="ce257" office:value-type="string" calcext:value-type="string">
              <text:p>Herd points (prey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92" calcext:value-type="float">
              <text:p>1692</text:p>
            </table:table-cell>
            <table:table-cell table:style-name="ce51" office:value-type="float" office:value="228" calcext:value-type="float">
              <text:p>228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 office:value-type="string" calcext:value-type="string">
              <text:p>114 * 2-byte</text:p>
            </table:table-cell>
            <table:table-cell table:style-name="ce201" office:value-type="string" calcext:value-type="string">
              <text:p>Allowed buildings flags (see offsets in table below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920" calcext:value-type="float">
              <text:p>1920</text:p>
            </table:table-cell>
            <table:table-cell table:style-name="ce53" office:value-type="float" office:value="12" calcext:value-type="float">
              <text:p>1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32</text:p>
            </table:table-cell>
            <table:table-cell table:style-name="ce246" office:value-type="string" calcext:value-type="string">
              <text:p>3 * 4-byte</text:p>
            </table:table-cell>
            <table:table-cell table:style-name="ce257" office:value-type="string" calcext:value-type="string">
              <text:p>Disembark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3"/>
            <table:table-cell table:style-name="ce53" office:value-type="float" office:value="1932" calcext:value-type="float">
              <text:p>1932</text:p>
            </table:table-cell>
            <table:table-cell table:style-name="ce53" office:value-type="float" office:value="12" calcext:value-type="float">
              <text:p>12</text:p>
            </table:table-cell>
            <table:table-cell table:style-name="ce162"/>
            <table:table-cell table:style-name="ce198" office:value-type="string" calcext:value-type="string">
              <text:p>y</text:p>
            </table:table-cell>
            <table:table-cell table:style-name="ce218"/>
            <table:table-cell table:style-name="ce236" office:value-type="string" calcext:value-type="string">
              <text:p>i32</text:p>
            </table:table-cell>
            <table:table-cell table:style-name="ce246" office:value-type="string" calcext:value-type="string">
              <text:p>3 * 4-byte</text:p>
            </table:table-cell>
            <table:table-cell table:style-name="ce257" office:value-type="string" calcext:value-type="string">
              <text:p>Disembark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4" calcext:value-type="float">
              <text:p>19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terest rate on deb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8" calcext:value-type="float">
              <text:p>194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0" calcext:value-type="float">
              <text:p>195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2" calcext:value-type="float">
              <text:p>1952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3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954" calcext:value-type="float">
              <text:p>1954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79" office:value-type="string" calcext:value-type="string">
              <text:p>y</text:p>
            </table:table-cell>
            <table:table-cell table:style-name="ce37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6" calcext:value-type="float">
              <text:p>1956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requir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100" calcext:value-type="float">
              <text:p>2100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dispatch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4" calcext:value-type="float">
              <text:p>22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Current Pharao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8" calcext:value-type="float">
              <text:p>22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Player incarnation (numerals)</text:p>
            </table:table-cell>
            <table:table-cell table:style-name="ce14"/>
            <table:table-cell table:number-columns-repeated="56"/>
          </table:table-row>
        </table:table-row-group>
        <table:table-row table:style-name="ro1">
          <table:table-cell table:style-name="ce3"/>
          <table:table-cell table:style-name="ce21"/>
          <table:table-cell table:style-name="ce21" table:formula="of:=IF([.E146]=&quot;x&quot;;IF([.E147]=&quot;x&quot;;&quot;-&quot;;0);[.C146]+[.D146])" office:value-type="float" office:value="2252" calcext:value-type="float">
            <text:p>225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1" office:value-type="string" calcext:value-type="string">
            <text:p>max_yea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Max year (starting year + 1000000 unless time limit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7]=&quot;x&quot;;IF([.E148]=&quot;x&quot;;&quot;-&quot;;0);[.C147]+[.D147])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table:formula="of:=IF([.E148]=&quot;x&quot;;IF([.E149]=&quot;x&quot;;&quot;-&quot;;0);[.C148]+[.D148])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73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9]=&quot;x&quot;;IF([.E150]=&quot;x&quot;;&quot;-&quot;;0);[.C149]+[.D149])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(census)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0]=&quot;x&quot;;IF([.E151]=&quot;x&quot;;&quot;-&quot;;0);[.C150]+[.D150])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1]=&quot;x&quot;;IF([.E152]=&quot;x&quot;;&quot;-&quot;;0);[.C151]+[.D151])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2]=&quot;x&quot;;IF([.E153]=&quot;x&quot;;&quot;-&quot;;0);[.C152]+[.D152])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burning_list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Total burning buildings </text:span><text:span text:style-name="T5">&lt;28648 : 5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3]=&quot;x&quot;;IF([.E154]=&quot;x&quot;;&quot;-&quot;;0);[.C153]+[.D153])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ize of burning buildings (?) </text:span><text:span text:style-name="T5">&lt;28648 : 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4]=&quot;x&quot;;IF([.E155]=&quot;x&quot;;&quot;-&quot;;0);[.C154]+[.D154])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Figures sequence phase </text:span><text:span text:style-name="T9">&lt;51016 : 11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5]=&quot;x&quot;;IF([.E156]=&quot;x&quot;;&quot;-&quot;;0);[.C155]+[.D155])" office:value-type="float" office:value="194" calcext:value-type="float">
            <text:p>19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carry_setting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kingdom rating </text:span><text:span text:style-name="T10">&lt;55936 : 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6]=&quot;x&quot;;IF([.E157]=&quot;x&quot;;&quot;-&quot;;0);[.C156]+[.D156])" office:value-type="float" office:value="198" calcext:value-type="float">
            <text:p>19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ersonal savings </text:span><text:span text:style-name="T10">&lt;55936 : 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7]=&quot;x&quot;;IF([.E158]=&quot;x&quot;;&quot;-&quot;;0);[.C157]+[.D157])" office:value-type="float" office:value="202" calcext:value-type="float">
            <text:p>20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layer rank </text:span><text:span text:style-name="T10">&lt;55936 : 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8]=&quot;x&quot;;IF([.E159]=&quot;x&quot;;&quot;-&quot;;0);[.C158]+[.D158])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 office:value-type="string" calcext:value-type="string">
            <text:p>101 * 32-byte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table:formula="of:=IF([.E159]=&quot;x&quot;;IF([.E160]=&quot;x&quot;;&quot;-&quot;;0);[.C159]+[.D159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Custom scenario flag </text:span><text:span text:style-name="T10">&lt;55936 : 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0]=&quot;x&quot;;IF([.E161]=&quot;x&quot;;&quot;-&quot;;0);[.C160]+[.D160])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73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 office:value-type="string" calcext:value-type="string">
            <text:p>70 * 128-byte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1]=&quot;x&quot;;IF([.E162]=&quot;x&quot;;&quot;-&quot;;0);[.C161]+[.D161])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2]=&quot;x&quot;;IF([.E163]=&quot;x&quot;;&quot;-&quot;;0);[.C162]+[.D162])" office:value-type="float" office:value="8968" calcext:value-type="float">
            <text:p>8968</text:p>
          </table:table-cell>
          <table:table-cell table:style-name="ce21" office:value-type="float" office:value="8800" calcext:value-type="float">
            <text:p>8800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 office:value-type="string" calcext:value-type="string">
            <text:p>100 * 88-byte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3]=&quot;x&quot;;IF([.E164]=&quot;x&quot;;&quot;-&quot;;0);[.C163]+[.D163])" office:value-type="float" office:value="17768" calcext:value-type="float">
            <text:p>177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Next free index for trader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4]=&quot;x&quot;;IF([.E165]=&quot;x&quot;;&quot;-&quot;;0);[.C164]+[.D164])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5]=&quot;x&quot;;IF([.E166]=&quot;x&quot;;&quot;-&quot;;0);[.C165]+[.D165])" office:value-type="string" office:string-value="-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6]=&quot;x&quot;;IF([.E167]=&quot;x&quot;;&quot;-&quot;;0);[.C166]+[.D166])" office:value-type="string" office:string-value="-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 office:value-type="string" calcext:value-type="string">
            <text:p>4000 * 2-byt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9</text:p>
          </table:table-cell>
          <table:table-cell table:style-name="ce22" table:formula="of:=IF([.E167]=&quot;x&quot;;IF([.E168]=&quot;x&quot;;&quot;-&quot;;0);[.C167]+[.D167])" office:value-type="float" office:value="0" calcext:value-type="float">
            <text:p>0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179"/>
          <table:table-cell table:style-name="ce37" office:value-type="string" calcext:value-type="string">
            <text:p>junk7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9 * 4-byte</text:p>
          </table:table-cell>
          <table:table-cell table:style-name="ce45" office:value-type="string" calcext:value-type="string">
            <text:p><text:span text:style-name="T1">??? </text:span><text:span text:style-name="T5">&lt;28648 : 64-10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68]=&quot;x&quot;;IF([.E169]=&quot;x&quot;;&quot;-&quot;;0);[.C168]+[.D168])" office:value-type="float" office:value="36" calcext:value-type="float">
            <text:p>36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79"/>
          <table:table-cell table:style-name="ce170" office:value-type="string" calcext:value-type="string">
            <text:p><text:s text:c="28"/>b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5 * 4-byte</text:p>
          </table:table-cell>
          <table:table-cell table:style-name="ce45" office:value-type="string" calcext:value-type="string">
            <text:p><text:span text:style-name="T1">??? </text:span><text:span text:style-name="T11">&lt;51015 : 180-1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69]=&quot;x&quot;;IF([.E170]=&quot;x&quot;;&quot;-&quot;;0);[.C169]+[.D169])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6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70]=&quot;x&quot;;IF([.E171]=&quot;x&quot;;&quot;-&quot;;0);[.C170]+[.D170])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99"/>
          <table:table-cell table:style-name="ce38" office:value-type="string" calcext:value-type="string">
            <text:p>trade_routes_limits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Trade routes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171]=&quot;x&quot;;IF([.E172]=&quot;x&quot;;&quot;-&quot;;0);[.C171]+[.D171])" office:value-type="string" office:string-value="-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99"/>
          <table:table-cell table:style-name="ce38" office:value-type="string" calcext:value-type="string">
            <text:p>trade_routes_traded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<text:span text:style-name="T1">Trade routes - traded so far </text:span><text:span text:style-name="T7">&lt;28284 : 11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0</text:p>
          </table:table-cell>
          <table:table-cell table:style-name="ce22" table:formula="of:=IF([.E172]=&quot;x&quot;;IF([.E173]=&quot;x&quot;;&quot;-&quot;;0);[.C172]+[.D172])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79"/>
          <table:table-cell table:style-name="ce37" office:value-type="string" calcext:value-type="string">
            <text:p>junk8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3]=&quot;x&quot;;IF([.E174]=&quot;x&quot;;&quot;-&quot;;0);[.C173]+[.D173])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9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4]=&quot;x&quot;;IF([.E175]=&quot;x&quot;;&quot;-&quot;;0);[.C174]+[.D174])" office:value-type="float" office:value="28" calcext:value-type="float">
            <text:p>28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79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5]=&quot;x&quot;;IF([.E176]=&quot;x&quot;;&quot;-&quot;;0);[.C175]+[.D175])" office:value-type="float" office:value="40" calcext:value-type="float">
            <text:p>4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79"/>
          <table:table-cell table:style-name="ce170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7">&lt;28284 : 68&gt;</text:span><text:span text:style-name="T6"> (something map related?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6]=&quot;x&quot;;IF([.E177]=&quot;x&quot;;&quot;-&quot;;0);[.C176]+[.D176])" office:value-type="float" office:value="42" calcext:value-type="float">
            <text:p>4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79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<text:span text:style-name="T1">??? </text:span><text:span text:style-name="T8">&lt;28646 : 16-20&gt;</text:span><text:span text:style-name="T6"> (something storag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7]=&quot;x&quot;;IF([.E178]=&quot;x&quot;;&quot;-&quot;;0);[.C177]+[.D177])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6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65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78]=&quot;x&quot;;IF([.E179]=&quot;x&quot;;&quot;-&quot;;0);[.C178]+[.D178])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99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 coor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9]=&quot;x&quot;;IF([.E180]=&quot;x&quot;;&quot;-&quot;;0);[.C179]+[.D179])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9"/>
          <table:table-cell table:style-name="ce37" office:value-type="string" calcext:value-type="string">
            <text:p>junk9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5">&lt;28648 : 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0]=&quot;x&quot;;IF([.E181]=&quot;x&quot;;&quot;-&quot;;0);[.C180]+[.D180])" office:value-type="float" office:value="151" calcext:value-type="float">
            <text:p>151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9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1]=&quot;x&quot;;IF([.E182]=&quot;x&quot;;&quot;-&quot;;0);[.C181]+[.D181])" office:value-type="float" office:value="155" calcext:value-type="float">
            <text:p>155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9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2]=&quot;x&quot;;IF([.E183]=&quot;x&quot;;&quot;-&quot;;0);[.C182]+[.D182])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99 * 4-byte</text:p>
          </table:table-cell>
          <table:table-cell table:style-name="ce45" office:value-type="string" calcext:value-type="string">
            <text:p><text:span text:style-name="T1">??? </text:span><text:span text:style-name="T10">&lt;55936 : 6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83]=&quot;x&quot;;IF([.E184]=&quot;x&quot;;&quot;-&quot;;0);[.C183]+[.D183])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84]=&quot;x&quot;;IF([.E185]=&quot;x&quot;;&quot;-&quot;;0);[.C184]+[.D184])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5]=&quot;x&quot;;IF([.E186]=&quot;x&quot;;&quot;-&quot;;0);[.C185]+[.D185])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79" office:value-type="string" calcext:value-type="string">
            <text:p>y</text:p>
          </table:table-cell>
          <table:table-cell table:style-name="ce33" office:value-type="string" calcext:value-type="string">
            <text:p>scenario_events_extr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6]=&quot;x&quot;;IF([.E187]=&quot;x&quot;;&quot;-&quot;;0);[.C186]+[.D186])" office:value-type="float" office:value="71167" calcext:value-type="float">
            <text:p>71167</text:p>
          </table:table-cell>
          <table:table-cell table:style-name="ce22" office:value-type="float" office:value="11200" calcext:value-type="float">
            <text:p>11200</text:p>
          </table:table-cell>
          <table:table-cell table:style-name="ce139"/>
          <table:table-cell table:style-name="ce179"/>
          <table:table-cell table:style-name="ce37" office:value-type="string" calcext:value-type="string">
            <text:p>junk10 <text:s text:c="21"/>a</text:p>
          </table:table-cell>
          <table:table-cell table:style-name="ce181"/>
          <table:table-cell table:style-name="ce190" office:value-type="string" calcext:value-type="string">
            <text:p>50 * 224-byte</text:p>
          </table:table-cell>
          <table:table-cell table:style-name="ce45" office:value-type="string" calcext:value-type="string">
            <text:p><text:span text:style-name="T1">??? (full of 00) </text:span><text:span text:style-name="T4">(*50 x 220-byte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7]=&quot;x&quot;;IF([.E188]=&quot;x&quot;;&quot;-&quot;;0);[.C187]+[.D187])" office:value-type="float" office:value="82367" calcext:value-type="float">
            <text:p>82367</text:p>
          </table:table-cell>
          <table:table-cell table:style-name="ce22" office:value-type="float" office:value="2200" calcext:value-type="float">
            <text:p>2200</text:p>
          </table:table-cell>
          <table:table-cell table:style-name="ce139"/>
          <table:table-cell table:style-name="ce17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50 * 4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8]=&quot;x&quot;;IF([.E189]=&quot;x&quot;;&quot;-&quot;;0);[.C188]+[.D188])" office:value-type="float" office:value="84567" calcext:value-type="float">
            <text:p>84567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9"/>
          <table:table-cell table:style-name="ce33" office:value-type="string" calcext:value-type="string">
            <text:p><text:s text:c="28"/>c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<text:span text:style-name="T1">??? </text:span><text:span text:style-name="T9">&lt;51016 : 92&gt; </text:span><text:span text:style-name="T1">(something figur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9]=&quot;x&quot;;IF([.E190]=&quot;x&quot;;&quot;-&quot;;0);[.C189]+[.D189])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17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0]=&quot;x&quot;;IF([.E191]=&quot;x&quot;;&quot;-&quot;;0);[.C190]+[.D190])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179" office:value-type="string" calcext:value-type="string">
            <text:p>y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91]=&quot;x&quot;;IF([.E192]=&quot;x&quot;;&quot;-&quot;;0);[.C191]+[.D191])" office:value-type="string" office:string-value="-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12">(*200 x 76-byte before version 160</text:span><text:span text:style-name="T13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2]=&quot;x&quot;;IF([.E193]=&quot;x&quot;;&quot;-&quot;;0);[.C192]+[.D192])" office:value-type="string" office:string-value="-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table:formula="of:=IF([.E193]=&quot;x&quot;;IF([.E194]=&quot;x&quot;;&quot;-&quot;;0);[.C193]+[.D193])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200" office:value-type="string" calcext:value-type="string">
            <text:p>y</text:p>
          </table:table-cell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4]=&quot;x&quot;;IF([.E195]=&quot;x&quot;;&quot;-&quot;;0);[.C194]+[.D194])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7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5]=&quot;x&quot;;IF([.E196]=&quot;x&quot;;&quot;-&quot;;0);[.C195]+[.D195])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96]=&quot;x&quot;;IF([.E197]=&quot;x&quot;;&quot;-&quot;;0);[.C196]+[.D196])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197]=&quot;x&quot;;IF([.E198]=&quot;x&quot;;&quot;-&quot;;0);[.C197]+[.D197])" office:value-type="string" office:string-value="-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table:formula="of:=IF([.E198]=&quot;x&quot;;IF([.E199]=&quot;x&quot;;&quot;-&quot;;0);[.C198]+[.D198])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9]=&quot;x&quot;;IF([.E200]=&quot;x&quot;;&quot;-&quot;;0);[.C199]+[.D199])" office:value-type="float" office:value="312" calcext:value-type="float">
            <text:p>3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9"/>
          <table:table-cell table:style-name="ce33" office:value-type="string" calcext:value-type="string">
            <text:p>junk16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4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0]=&quot;x&quot;;IF([.E201]=&quot;x&quot;;&quot;-&quot;;0);[.C200]+[.D200])" office:value-type="float" office:value="316" calcext:value-type="float">
            <text:p>3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79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0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1]=&quot;x&quot;;IF([.E202]=&quot;x&quot;;&quot;-&quot;;0);[.C201]+[.D201])" office:value-type="float" office:value="320" calcext:value-type="float">
            <text:p>320</text:p>
          </table:table-cell>
          <table:table-cell table:style-name="ce22" office:value-type="float" office:value="56" calcext:value-type="float">
            <text:p>56</text:p>
          </table:table-cell>
          <table:table-cell table:style-name="ce139"/>
          <table:table-cell table:style-name="ce179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14 * 4-byte</text:p>
          </table:table-cell>
          <table:table-cell table:style-name="ce45" office:value-type="string" calcext:value-type="string">
            <text:p>??? <text:span text:style-name="T14">&lt;51015 : 200-25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2]=&quot;x&quot;;IF([.E203]=&quot;x&quot;;&quot;-&quot;;0);[.C202]+[.D202])" office:value-type="float" office:value="376" calcext:value-type="float">
            <text:p>376</text:p>
          </table:table-cell>
          <table:table-cell table:style-name="ce51" office:value-type="float" office:value="26" calcext:value-type="float">
            <text:p>26</text:p>
          </table:table-cell>
          <table:table-cell table:style-name="ce149"/>
          <table:table-cell table:style-name="ce176"/>
          <table:table-cell table:style-name="ce167" office:value-type="string" calcext:value-type="string">
            <text:p>tutorial_flags</text:p>
          </table:table-cell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26 * </text:span>1-byte</text:p>
          </table:table-cell>
          <table:table-cell table:style-name="ce201" office:value-type="string" calcext:value-type="string">
            <text:p>Tutorial flags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3]=&quot;x&quot;;IF([.E204]=&quot;x&quot;;&quot;-&quot;;0);[.C203]+[.D203])" office:value-type="float" office:value="402" calcext:value-type="float">
            <text:p>402</text:p>
          </table:table-cell>
          <table:table-cell table:style-name="ce51" office:value-type="float" office:value="15" calcext:value-type="float">
            <text:p>15</text:p>
          </table:table-cell>
          <table:table-cell table:style-name="ce149"/>
          <table:table-cell table:style-name="ce176"/>
          <table:table-cell table:style-name="ce167"/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15 * </text:span>1-byte</text:p>
          </table:table-cell>
          <table:table-cell table:style-name="ce201" office:value-type="string" calcext:value-type="string">
            <text:p>Tutorial flags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4]=&quot;x&quot;;IF([.E205]=&quot;x&quot;;&quot;-&quot;;0);[.C204]+[.D204])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table:formula="of:=IF([.E205]=&quot;x&quot;;IF([.E206]=&quot;x&quot;;&quot;-&quot;;0);[.C205]+[.D20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17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6]=&quot;x&quot;;IF([.E207]=&quot;x&quot;;&quot;-&quot;;0);[.C206]+[.D206])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76"/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table:formula="of:=IF([.E207]=&quot;x&quot;;IF([.E208]=&quot;x&quot;;&quot;-&quot;;0);[.C207]+[.D207])" office:value-type="float" office:value="0" calcext:value-type="float">
            <text:p>0</text:p>
          </table:table-cell>
          <table:table-cell table:style-name="ce22" office:value-type="float" office:value="240" calcext:value-type="float">
            <text:p>240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1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8]=&quot;x&quot;;IF([.E209]=&quot;x&quot;;&quot;-&quot;;0);[.C208]+[.D208])" office:value-type="float" office:value="240" calcext:value-type="float">
            <text:p>240</text:p>
          </table:table-cell>
          <table:table-cell table:style-name="ce22" office:value-type="float" office:value="432" calcext:value-type="float">
            <text:p>432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9]=&quot;x&quot;;IF([.E210]=&quot;x&quot;;&quot;-&quot;;0);[.C209]+[.D209])" office:value-type="float" office:value="672" calcext:value-type="float">
            <text:p>67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79"/>
          <table:table-cell table:style-name="ce33" office:value-type="string" calcext:value-type="string">
            <text:p>junk18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62"/>
          <table:table-cell table:style-name="ce62" table:formula="of:=IF([.E210]=&quot;x&quot;;IF([.E211]=&quot;x&quot;;&quot;-&quot;;0);[.C210]+[.D210])" office:value-type="float" office:value="680" calcext:value-type="float">
            <text:p>680</text:p>
          </table:table-cell>
          <table:table-cell table:style-name="ce62" office:value-type="float" office:value="12" calcext:value-type="float">
            <text:p>12</text:p>
          </table:table-cell>
          <table:table-cell table:style-name="ce168"/>
          <table:table-cell table:style-name="ce202"/>
          <table:table-cell table:style-name="ce227" office:value-type="string" calcext:value-type="string">
            <text:p>junk19</text:p>
          </table:table-cell>
          <table:table-cell table:style-name="ce240" office:value-type="string" calcext:value-type="string">
            <text:p>i32</text:p>
          </table:table-cell>
          <table:table-cell table:style-name="ce251" office:value-type="string" calcext:value-type="string">
            <text:p>3 * 4-byte</text:p>
          </table:table-cell>
          <table:table-cell table:style-name="ce261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1]=&quot;x&quot;;IF([.E212]=&quot;x&quot;;&quot;-&quot;;0);[.C211]+[.D211])" office:value-type="float" office:value="692" calcext:value-type="float">
            <text:p>692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5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2]=&quot;x&quot;;IF([.E213]=&quot;x&quot;;&quot;-&quot;;0);[.C212]+[.D212])" office:value-type="float" office:value="1340" calcext:value-type="float">
            <text:p>1340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6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3]=&quot;x&quot;;IF([.E214]=&quot;x&quot;;&quot;-&quot;;0);[.C213]+[.D213])" office:value-type="float" office:value="1988" calcext:value-type="float">
            <text:p>1988</text:p>
          </table:table-cell>
          <table:table-cell table:style-name="ce22" office:value-type="float" office:value="360" calcext:value-type="float">
            <text:p>360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7</text:p>
          </table:table-cell>
          <table:table-cell table:style-name="ce187"/>
          <table:table-cell table:style-name="ce195" office:value-type="string" calcext:value-type="string">
            <text:p>15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4]=&quot;x&quot;;IF([.E215]=&quot;x&quot;;&quot;-&quot;;0);[.C214]+[.D214])" office:value-type="float" office:value="2348" calcext:value-type="float">
            <text:p>2348</text:p>
          </table:table-cell>
          <table:table-cell table:style-name="ce22" office:value-type="float" office:value="1344" calcext:value-type="float">
            <text:p>1344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8</text:p>
          </table:table-cell>
          <table:table-cell table:style-name="ce187"/>
          <table:table-cell table:style-name="ce195" office:value-type="string" calcext:value-type="string">
            <text:p>56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15]=&quot;x&quot;;IF([.E216]=&quot;x&quot;;&quot;-&quot;;0);[.C215]+[.D215])" office:value-type="float" office:value="3692" calcext:value-type="float">
            <text:p>3692</text:p>
          </table:table-cell>
          <table:table-cell table:style-name="ce22" office:value-type="float" office:value="1776" calcext:value-type="float">
            <text:p>1776</text:p>
          </table:table-cell>
          <table:table-cell table:style-name="ce139"/>
          <table:table-cell table:style-name="ce179"/>
          <table:table-cell table:style-name="ce175" office:value-type="string" calcext:value-type="string">
            <text:p>bizarre_ordered_fields_9</text:p>
          </table:table-cell>
          <table:table-cell table:style-name="ce187"/>
          <table:table-cell table:style-name="ce195" office:value-type="string" calcext:value-type="string">
            <text:p>74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 – cache says 75, wrongly)</text:span>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203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35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2" table:default-cell-style-name="Default"/>
        <table:table-column table:style-name="co13" table:default-cell-style-name="ce61"/>
        <table:table-column table:style-name="co14" table:default-cell-style-name="ce6"/>
        <table:table-column table:style-name="co15" table:default-cell-style-name="ce61"/>
        <table:table-column table:style-name="co7" table:default-cell-style-name="ce6"/>
        <table:table-column table:style-name="co16" table:default-cell-style-name="ce86"/>
        <table:table-column table:style-name="co17" table:default-cell-style-name="ce103"/>
        <table:table-column table:style-name="co18" table:default-cell-style-name="ce111"/>
        <table:table-column table:style-name="co19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5">957</text:span><text:span text:style-name="T16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5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5">793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5">74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5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5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5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5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5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5">75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56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5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57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5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6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5">76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62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6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63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6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6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5">76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68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7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69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7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7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5">77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7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7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7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7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7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5">77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8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8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8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5">78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5">78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8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5">78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5">787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5">788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5">789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5">790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5">791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5">792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5">1096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5">2381</text:span><text:span text:style-name="T16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5">1095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5">2377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5">1101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5">1100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5">2390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5">1071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5">1070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5">1072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5">2431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5">1087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7">1315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7">1318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5">2297</text:span><text:span text:style-name="T16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9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9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9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5">1315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5">1319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9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9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9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9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9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6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9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9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5">2689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9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9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9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9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9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9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9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9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9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9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5">827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9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9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9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9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5">1341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5">1313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5">132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5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5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5">224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5">227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5">2255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5">2261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5">2267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5">227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5">2170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5">219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5">92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5">934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5">843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5">990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9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5">94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5">1028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5">91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5">95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5">1051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5">823 </text:span><text:span text:style-name="T16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5">816 </text:span><text:span text:style-name="T16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5">2741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5">2742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5">2743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5">2744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5">2745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9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5">928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5">123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5">2342</text:span><text:span text:style-name="T16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5">2323</text:span><text:span text:style-name="T16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9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5">856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5">87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5">887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9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9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9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5">839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5">794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9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5">2201</text:span><text:span text:style-name="T16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9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9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9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9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5">97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5">93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5">90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5">130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5">2406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5">92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5">93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5">93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2" table:default-cell-style-name="Default"/>
        <table:table-column table:style-name="co20" table:default-cell-style-name="ce73"/>
        <table:table-column table:style-name="co21" table:default-cell-style-name="ce6"/>
        <table:table-column table:style-name="co6" table:default-cell-style-name="ce6"/>
        <table:table-column table:style-name="co22" table:default-cell-style-name="ce138"/>
        <table:table-column table:style-name="co23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2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11" table:default-cell-style-name="Default"/>
        <table:table-column table:style-name="co11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s" table:style-name="ta1">
        <table:table-column table:style-name="co12" table:default-cell-style-name="Default"/>
        <table:table-column table:style-name="co36" table:default-cell-style-name="ce285"/>
        <table:table-column table:style-name="co37" table:default-cell-style-name="ce373"/>
        <table:table-column table:style-name="co38" table:default-cell-style-name="ce285"/>
        <table:table-column table:style-name="co39" table:default-cell-style-name="ce138"/>
        <table:table-column table:style-name="co40" table:default-cell-style-name="ce400"/>
        <table:table-column table:style-name="co41" table:default-cell-style-name="ce400"/>
        <table:table-column table:style-name="co37" table:default-cell-style-name="ce400"/>
        <table:table-column table:style-name="co2" table:default-cell-style-name="ce400"/>
        <table:table-column table:style-name="co41" table:default-cell-style-name="ce400"/>
        <table:table-column table:style-name="co37" table:default-cell-style-name="ce400"/>
        <table:table-column table:style-name="co42" table:default-cell-style-name="ce400"/>
        <table:table-column table:style-name="co43" table:default-cell-style-name="ce400"/>
        <table:table-column table:style-name="co21" table:number-columns-repeated="8" table:default-cell-style-name="ce506"/>
        <table:table-column table:style-name="co11" table:default-cell-style-name="Default"/>
        <table:table-column table:style-name="co11" table:number-columns-repeated="43" table:default-cell-style-name="ce12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8"/>
          <table:table-cell table:style-name="ce499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2"/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c#</text:p>
          </table:table-cell>
          <table:table-cell table:style-name="ce5" office:value-type="string" calcext:value-type="string">
            <text:p>n?</text:p>
          </table:table-cell>
          <table:table-cell table:style-name="ce5" office:value-type="string" calcext:value-type="string">
            <text:p>jn2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3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4" office:value-type="float" office:value="13003" calcext:value-type="float">
            <text:p>13003</text:p>
          </table:table-cell>
          <table:table-cell table:style-name="ce393"/>
          <table:table-cell table:style-name="ce500" table:number-columns-repeated="7"/>
          <table:table-cell table:style-name="ce500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7"/>
          <table:table-cell table:style-name="ce500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5"/>
          <table:table-cell table:style-name="ce500" office:value-type="string" calcext:value-type="string">
            <text:p>x</text:p>
          </table:table-cell>
          <table:table-cell table:style-name="ce500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number-columns-repeated="2" table:style-name="ce401" office:value-type="float" office:value="-1" calcext:value-type="float">
            <text:p>-1</text:p>
          </table:table-cell>
          <table:table-cell table:style-name="ce401" office:value-type="string" calcext:value-type="string">
            <text:p>00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97" office:value-type="float" office:value="13003" calcext:value-type="float">
            <text:p>13003</text:p>
          </table:table-cell>
          <table:table-cell table:style-name="ce401"/>
          <table:table-cell table:style-name="ce501" office:value-type="string" calcext:value-type="string">
            <text:p>x</text:p>
          </table:table-cell>
          <table:table-cell table:style-name="ce501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3"/>
          <table:table-cell table:style-name="ce500" office:value-type="string" calcext:value-type="string">
            <text:p>x</text:p>
          </table:table-cell>
          <table:table-cell table:style-name="ce500"/>
          <table:table-cell table:style-name="ce500" office:value-type="string" calcext:value-type="string">
            <text:p>x</text:p>
          </table:table-cell>
          <table:table-cell table:style-name="ce500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3"/>
          <table:table-cell table:style-name="ce500" office:value-type="string" calcext:value-type="string">
            <text:p>x</text:p>
          </table:table-cell>
          <table:table-cell table:style-name="ce500" table:number-columns-repeated="3"/>
          <table:table-cell table:style-name="ce500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3"/>
          <table:table-cell table:style-name="ce500" office:value-type="string" calcext:value-type="string">
            <text:p>x</text:p>
          </table:table-cell>
          <table:table-cell table:style-name="ce500"/>
          <table:table-cell table:number-columns-repeated="2" table:style-name="ce500" office:value-type="string" calcext:value-type="string">
            <text:p>x</text:p>
          </table:table-cell>
          <table:table-cell table:style-name="ce500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3"/>
          <table:table-cell table:style-name="ce500" office:value-type="string" calcext:value-type="string">
            <text:p>x</text:p>
          </table:table-cell>
          <table:table-cell table:style-name="ce500"/>
          <table:table-cell table:number-columns-repeated="3" table:style-name="ce500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401" office:value-type="string" calcext:value-type="string">
            <text:p>01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01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413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float" office:value="12464" calcext:value-type="float">
            <text:p>12464</text:p>
          </table:table-cell>
          <table:table-cell table:style-name="ce402"/>
          <table:table-cell table:style-name="ce502" table:number-columns-repeated="3"/>
          <table:table-cell table:style-name="ce502" office:value-type="string" calcext:value-type="string">
            <text:p>x</text:p>
          </table:table-cell>
          <table:table-cell table:style-name="ce502" table:number-columns-repeated="2"/>
          <table:table-cell table:number-columns-repeated="2" table:style-name="ce50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office:value-type="string" calcext:value-type="string">
            <text:p>x</text:p>
          </table:table-cell>
          <table:table-cell table:style-name="ce500"/>
          <table:table-cell table:number-columns-repeated="2" table:style-name="ce500" office:value-type="string" calcext:value-type="string">
            <text:p>x</text:p>
          </table:table-cell>
          <table:table-cell table:style-name="ce500" table:number-columns-repeated="2"/>
          <table:table-cell table:style-name="ce500" office:value-type="string" calcext:value-type="string">
            <text:p>x</text:p>
          </table:table-cell>
          <table:table-cell table:style-name="ce500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number-columns-repeated="2" table:style-name="ce397" office:value-type="string" calcext:value-type="string">
            <text:p>02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office:value-type="string" calcext:value-type="string">
            <text:p>x</text:p>
          </table:table-cell>
          <table:table-cell table:style-name="ce500" table:number-columns-repeated="3"/>
          <table:table-cell table:style-name="ce500" office:value-type="string" calcext:value-type="string">
            <text:p>x</text:p>
          </table:table-cell>
          <table:table-cell table:style-name="ce500"/>
          <table:table-cell table:number-columns-repeated="2" table:style-name="ce500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7" office:value-type="string" calcext:value-type="string">
            <text:p>03</text:p>
          </table:table-cell>
          <table:table-cell table:style-name="ce397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5" office:value-type="float" office:value="13003" calcext:value-type="float">
            <text:p>13003</text:p>
          </table:table-cell>
          <table:table-cell table:style-name="ce397"/>
          <table:table-cell table:style-name="ce500" office:value-type="string" calcext:value-type="string">
            <text:p>x</text:p>
          </table:table-cell>
          <table:table-cell table:style-name="ce500" table:number-columns-repeated="2"/>
          <table:table-cell table:style-name="ce500" office:value-type="string" calcext:value-type="string">
            <text:p>x</text:p>
          </table:table-cell>
          <table:table-cell table:style-name="ce500" table:number-columns-repeated="2"/>
          <table:table-cell table:number-columns-repeated="2" table:style-name="ce500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office:value-type="string" calcext:value-type="string">
            <text:p>x</text:p>
          </table:table-cell>
          <table:table-cell table:style-name="ce500" table:number-columns-repeated="5"/>
          <table:table-cell table:style-name="ce500" office:value-type="string" calcext:value-type="string">
            <text:p>x</text:p>
          </table:table-cell>
          <table:table-cell table:style-name="ce500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number-columns-repeated="2"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01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office:value-type="string" calcext:value-type="string">
            <text:p>06</text:p>
          </table:table-cell>
          <table:table-cell table:style-name="ce401" office:value-type="string" calcext:value-type="string">
            <text:p>02</text:p>
          </table:table-cell>
          <table:table-cell table:style-name="ce394" table:number-columns-repeated="4"/>
          <table:table-cell table:style-name="ce501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4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3" office:value-type="string" calcext:value-type="string">
            <text:p>07</text:p>
          </table:table-cell>
          <table:table-cell table:style-name="ce415" office:value-type="string" calcext:value-type="string">
            <text:p>00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float" office:value="12464" calcext:value-type="float">
            <text:p>12464</text:p>
          </table:table-cell>
          <table:table-cell table:style-name="ce403"/>
          <table:table-cell table:style-name="ce50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01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01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01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8"/>
          <table:table-cell table:style-name="ce504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498" office:value-type="float" office:value="49709" calcext:value-type="float">
            <text:p>49709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496" office:value-type="float" office:value="13003" calcext:value-type="float">
            <text:p>13003</text:p>
          </table:table-cell>
          <table:table-cell table:style-name="ce395"/>
          <table:table-cell table:style-name="ce500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8"/>
          <table:table-cell table:style-name="ce505" table:number-columns-repeated="8"/>
          <table:table-cell table:number-columns-repeated="53"/>
        </table:table-row>
        <table:table-row table:style-name="ro1" table:number-rows-repeated="1048482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Maps.N1:Maps.U1 Maps.N3:Maps.U1048576">
            <calcext:condition calcext:apply-style-name="Untitled1" calcext:value="!=&quot;&quot;" calcext:base-cell-address="Maps.N1"/>
          </calcext:conditional-format>
        </calcext:conditional-formats>
      </table:table>
      <table:table table:name="Terrain" table:style-name="ta1">
        <table:table-column table:style-name="co12" table:default-cell-style-name="Default"/>
        <table:table-column table:style-name="co6" table:default-cell-style-name="ce73"/>
        <table:table-column table:style-name="co44" table:default-cell-style-name="ce138"/>
        <table:table-column table:style-name="co45" table:default-cell-style-name="ce138"/>
        <table:table-column table:style-name="co46" table:default-cell-style-name="ce138"/>
        <table:table-column table:style-name="co47" table:default-cell-style-name="ce287"/>
        <table:table-column table:style-name="co48" table:default-cell-style-name="ce287"/>
        <table:table-column table:style-name="co46" table:default-cell-style-name="ce287"/>
        <table:table-column table:style-name="co49" table:default-cell-style-name="Default"/>
        <table:table-column table:style-name="co50" table:default-cell-style-name="ce12"/>
        <table:table-column table:style-name="co51" table:default-cell-style-name="ce12"/>
        <table:table-column table:style-name="co50" table:default-cell-style-name="ce12"/>
        <table:table-column table:style-name="co52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ff7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21T20:18:10.344000000</dc:date>
    <meta:editing-duration>P111DT17H46M</meta:editing-duration>
    <meta:editing-cycles>854</meta:editing-cycles>
    <meta:generator>LibreOffice/6.4.3.2$Windows_X86_64 LibreOffice_project/747b5d0ebf89f41c860ec2a39efd7cb15b54f2d8</meta:generator>
    <meta:document-statistic meta:table-count="6" meta:cell-count="3938" meta:object-count="0"/>
  </office:meta>
</office:document-meta>
</file>